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Liberation Sans" fo:font-weight="normal" style:font-weight-asian="normal" style:font-weight-complex="norm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8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8" style:family="table-cell" style:parent-style-name="Default">
      <style:text-properties fo:color="#000000"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53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7"/>
        <table:table-column table:style-name="co2" table:default-cell-style-name="ce31"/>
        <table:table-column table:style-name="co2" table:number-columns-repeated="3" table:default-cell-style-name="ce67"/>
        <table:table-column table:style-name="co3" table:default-cell-style-name="ce45"/>
        <table:table-column table:style-name="co4" table:default-cell-style-name="ce104"/>
        <table:table-column table:style-name="co2" table:default-cell-style-name="ce5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719" calcext:value-type="string">
            <text:p>719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1817" calcext:value-type="float">
            <text:p>1817</text:p>
          </table:table-cell>
          <table:table-cell table:style-name="ce21" office:value-type="float" office:value="2719" calcext:value-type="float">
            <text:p>2719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2719" calcext:value-type="float">
            <text:p>2719</text:p>
          </table:table-cell>
          <table:table-cell table:style-name="ce65" table:formula="of:=DEC2HEX([.E3])" office:value-type="string" office:string-value="0" calcext:value-type="string">
            <text:p>0</text:p>
          </table:table-cell>
          <table:table-cell table:style-name="ce34" table:formula="of:=HEX2DEC([.F2])" office:value-type="float" office:value="10009" calcext:value-type="float">
            <text:p>10009</text:p>
          </table:table-cell>
          <table:table-cell table:style-name="ce97" table:formula="of:=[.D4]-[.D3]" office:value-type="float" office:value="0" calcext:value-type="float">
            <text:p>0</text:p>
          </table:table-cell>
          <table:table-cell table:style-name="ce65" table:formula="of:=[.B4]" office:value-type="float" office:value="2719" calcext:value-type="float">
            <text:p>2719</text:p>
          </table:table-cell>
          <table:table-cell table:style-name="ce103"/>
          <table:table-cell table:style-name="ce40" table:number-columns-repeated="1017"/>
          <table:table-cell table:number-columns-repeated="15360"/>
        </table:table-row>
        <table:table-row table:style-name="ro1">
          <table:table-cell table:style-name="ce15" office:value-type="string" calcext:value-type="string">
            <text:p>RTLIB</text:p>
          </table:table-cell>
          <table:table-cell table:style-name="ce25" office:value-type="float" office:value="2719" calcext:value-type="float">
            <text:p>2719</text:p>
          </table:table-cell>
          <table:table-cell table:formula="of:=DEC2HEX([.E4])" office:value-type="string" office:string-value="616" calcext:value-type="string">
            <text:p>616</text:p>
          </table:table-cell>
          <table:table-cell table:formula="of:=HEX2DEC([.B4])" office:value-type="float" office:value="10009" calcext:value-type="float">
            <text:p>10009</text:p>
          </table:table-cell>
          <table:table-cell table:formula="of:=HEX2DEC([.F4])-[.D4]" office:value-type="float" office:value="1558" calcext:value-type="float">
            <text:p>1558</text:p>
          </table:table-cell>
          <table:table-cell office:value-type="string" calcext:value-type="string">
            <text:p>2d2f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TEM</text:p>
          </table:table-cell>
          <table:table-cell table:style-name="ce51" table:formula="of:=[.F4]" office:value-type="string" office:string-value="2d2f" calcext:value-type="string">
            <text:p>2d2f</text:p>
          </table:table-cell>
          <table:table-cell table:formula="of:=DEC2HEX([.E5])" office:value-type="string" office:string-value="10F" calcext:value-type="string">
            <text:p>10F</text:p>
          </table:table-cell>
          <table:table-cell table:formula="of:=HEX2DEC([.B5])" office:value-type="float" office:value="11567" calcext:value-type="float">
            <text:p>11567</text:p>
          </table:table-cell>
          <table:table-cell table:formula="of:=HEX2DEC([.F5])-[.D5]" office:value-type="float" office:value="271" calcext:value-type="float">
            <text:p>271</text:p>
          </table:table-cell>
          <table:table-cell office:value-type="string" calcext:value-type="string">
            <text:p>2e3e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RT</text:p>
          </table:table-cell>
          <table:table-cell table:style-name="ce51" table:formula="of:=[.F5]" office:value-type="string" office:string-value="2e3e" calcext:value-type="string">
            <text:p>2e3e</text:p>
          </table:table-cell>
          <table:table-cell table:formula="of:=DEC2HEX([.E6])" office:value-type="string" office:string-value="6" calcext:value-type="string">
            <text:p>6</text:p>
          </table:table-cell>
          <table:table-cell table:formula="of:=HEX2DEC([.B6])" office:value-type="float" office:value="11838" calcext:value-type="float">
            <text:p>11838</text:p>
          </table:table-cell>
          <table:table-cell table:formula="of:=HEX2DEC([.F6])-[.D6]" office:value-type="float" office:value="6" calcext:value-type="float">
            <text:p>6</text:p>
          </table:table-cell>
          <table:table-cell table:style-name="ce43" office:value-type="string" calcext:value-type="string">
            <text:p>2e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SYSUTILS</text:p>
          </table:table-cell>
          <table:table-cell table:style-name="ce51" table:formula="of:=[.F6]" office:value-type="string" office:string-value="2e44" calcext:value-type="string">
            <text:p>2e44</text:p>
          </table:table-cell>
          <table:table-cell table:formula="of:=DEC2HEX([.E7])" office:value-type="string" office:string-value="BE" calcext:value-type="string">
            <text:p>BE</text:p>
          </table:table-cell>
          <table:table-cell table:formula="of:=HEX2DEC([.B7])" office:value-type="float" office:value="11844" calcext:value-type="float">
            <text:p>11844</text:p>
          </table:table-cell>
          <table:table-cell table:formula="of:=HEX2DEC([.F7])-[.D7]" office:value-type="float" office:value="190" calcext:value-type="float">
            <text:p>190</text:p>
          </table:table-cell>
          <table:table-cell table:style-name="ce43" office:value-type="string" calcext:value-type="string">
            <text:p>2f0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A8DEFINES</text:p>
          </table:table-cell>
          <table:table-cell table:style-name="ce51" table:formula="of:=[.F7]" office:value-type="string" office:string-value="2f02" calcext:value-type="string">
            <text:p>2f02</text:p>
          </table:table-cell>
          <table:table-cell table:formula="of:=DEC2HEX([.E8])" office:value-type="string" office:string-value="98" calcext:value-type="string">
            <text:p>98</text:p>
          </table:table-cell>
          <table:table-cell table:formula="of:=HEX2DEC([.B8])" office:value-type="float" office:value="12034" calcext:value-type="float">
            <text:p>12034</text:p>
          </table:table-cell>
          <table:table-cell table:formula="of:=HEX2DEC([.F8])-[.D8]" office:value-type="float" office:value="152" calcext:value-type="float">
            <text:p>152</text:p>
          </table:table-cell>
          <table:table-cell table:style-name="ce43" office:value-type="string" calcext:value-type="string">
            <text:p>2f9a</text:p>
          </table:table-cell>
          <table:table-cell table:number-columns-repeated="16378"/>
        </table:table-row>
        <table:table-row table:style-name="ro1">
          <table:table-cell table:style-name="ce10" office:value-type="string" calcext:value-type="string">
            <text:p>A8LIBSTR</text:p>
          </table:table-cell>
          <table:table-cell table:style-name="ce72" table:formula="of:=[.F8]" office:value-type="string" office:string-value="2f9a" calcext:value-type="string">
            <text:p>2f9a</text:p>
          </table:table-cell>
          <table:table-cell table:formula="of:=DEC2HEX([.E9])" office:value-type="string" office:string-value="63" calcext:value-type="string">
            <text:p>63</text:p>
          </table:table-cell>
          <table:table-cell table:formula="of:=HEX2DEC([.B9])" office:value-type="float" office:value="12186" calcext:value-type="float">
            <text:p>12186</text:p>
          </table:table-cell>
          <table:table-cell table:formula="of:=HEX2DEC([.F9])-[.D9]" office:value-type="float" office:value="99" calcext:value-type="float">
            <text:p>99</text:p>
          </table:table-cell>
          <table:table-cell table:style-name="ce43" office:value-type="string" calcext:value-type="string">
            <text:p>2ff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WIN</text:p>
          </table:table-cell>
          <table:table-cell table:style-name="ce51" table:formula="of:=[.F9]" office:value-type="string" office:string-value="2ffd" calcext:value-type="string">
            <text:p>2ffd</text:p>
          </table:table-cell>
          <table:table-cell table:formula="of:=DEC2HEX([.E10])" office:value-type="string" office:string-value="824" calcext:value-type="string">
            <text:p>824</text:p>
          </table:table-cell>
          <table:table-cell table:formula="of:=HEX2DEC([.B10])" office:value-type="float" office:value="12285" calcext:value-type="float">
            <text:p>12285</text:p>
          </table:table-cell>
          <table:table-cell table:formula="of:=HEX2DEC([.F10])-[.D10]" office:value-type="float" office:value="2084" calcext:value-type="float">
            <text:p>2084</text:p>
          </table:table-cell>
          <table:table-cell office:value-type="float" office:value="3821" calcext:value-type="float">
            <text:p>3821</text:p>
          </table:table-cell>
          <table:table-cell table:style-name="ce48"/>
          <table:table-cell table:style-name="ce53" table:number-columns-repeated="16377"/>
        </table:table-row>
        <table:table-row table:style-name="ro1">
          <table:table-cell table:style-name="ce8" office:value-type="string" calcext:value-type="string">
            <text:p>A8LIBMISC</text:p>
          </table:table-cell>
          <table:table-cell table:formula="of:=[.F10]" office:value-type="float" office:value="3821" calcext:value-type="float">
            <text:p>3821</text:p>
          </table:table-cell>
          <table:table-cell table:formula="of:=DEC2HEX([.E11])" office:value-type="string" office:string-value="B4" calcext:value-type="string">
            <text:p>B4</text:p>
          </table:table-cell>
          <table:table-cell table:formula="of:=HEX2DEC([.B11])" office:value-type="float" office:value="14369" calcext:value-type="float">
            <text:p>14369</text:p>
          </table:table-cell>
          <table:table-cell table:formula="of:=HEX2DEC([.F11])-[.D11]" office:value-type="float" office:value="180" calcext:value-type="float">
            <text:p>180</text:p>
          </table:table-cell>
          <table:table-cell office:value-type="string" calcext:value-type="string">
            <text:p>38d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MENU</text:p>
          </table:table-cell>
          <table:table-cell table:formula="of:=[.F11]" office:value-type="string" office:string-value="38d5" calcext:value-type="string">
            <text:p>38d5</text:p>
          </table:table-cell>
          <table:table-cell table:formula="of:=DEC2HEX([.E12])" office:value-type="string" office:string-value="2B1" calcext:value-type="string">
            <text:p>2B1</text:p>
          </table:table-cell>
          <table:table-cell table:formula="of:=HEX2DEC([.B12])" office:value-type="float" office:value="14549" calcext:value-type="float">
            <text:p>14549</text:p>
          </table:table-cell>
          <table:table-cell table:formula="of:=HEX2DEC([.F12])-[.D12]" office:value-type="float" office:value="689" calcext:value-type="float">
            <text:p>689</text:p>
          </table:table-cell>
          <table:table-cell office:value-type="string" calcext:value-type="string">
            <text:p>3b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8LIBGADG</text:p>
          </table:table-cell>
          <table:table-cell table:formula="of:=[.F12]" office:value-type="string" office:string-value="3b86" calcext:value-type="string">
            <text:p>3b86</text:p>
          </table:table-cell>
          <table:table-cell table:formula="of:=DEC2HEX([.E13])" office:value-type="string" office:string-value="979" calcext:value-type="string">
            <text:p>979</text:p>
          </table:table-cell>
          <table:table-cell table:formula="of:=HEX2DEC([.B13])" office:value-type="float" office:value="15238" calcext:value-type="float">
            <text:p>15238</text:p>
          </table:table-cell>
          <table:table-cell table:formula="of:=HEX2DEC([.F13])-[.D13]" office:value-type="float" office:value="2425" calcext:value-type="float">
            <text:p>2425</text:p>
          </table:table-cell>
          <table:table-cell office:value-type="string" calcext:value-type="string">
            <text:p>44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DETECT</text:p>
          </table:table-cell>
          <table:table-cell table:formula="of:=[.F13]" office:value-type="string" office:string-value="44ff" calcext:value-type="string">
            <text:p>44ff</text:p>
          </table:table-cell>
          <table:table-cell table:formula="of:=DEC2HEX([.E14])" office:value-type="string" office:string-value="159" calcext:value-type="string">
            <text:p>159</text:p>
          </table:table-cell>
          <table:table-cell table:formula="of:=HEX2DEC([.B14])" office:value-type="float" office:value="17663" calcext:value-type="float">
            <text:p>17663</text:p>
          </table:table-cell>
          <table:table-cell table:formula="of:=HEX2DEC([.F14])-[.D14]" office:value-type="float" office:value="345" calcext:value-type="float">
            <text:p>345</text:p>
          </table:table-cell>
          <table:table-cell table:style-name="ce43" office:value-type="string" calcext:value-type="string">
            <text:p>465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CONFIG</text:p>
          </table:table-cell>
          <table:table-cell table:formula="of:=[.F14]" office:value-type="string" office:string-value="4658" calcext:value-type="string">
            <text:p>4658</text:p>
          </table:table-cell>
          <table:table-cell table:formula="of:=DEC2HEX([.E15])" office:value-type="string" office:string-value="D62" calcext:value-type="string">
            <text:p>D62</text:p>
          </table:table-cell>
          <table:table-cell table:formula="of:=HEX2DEC([.B15])" office:value-type="float" office:value="18008" calcext:value-type="float">
            <text:p>18008</text:p>
          </table:table-cell>
          <table:table-cell table:formula="of:=HEX2DEC([.F15])-[.D15]" office:value-type="float" office:value="3426" calcext:value-type="float">
            <text:p>3426</text:p>
          </table:table-cell>
          <table:table-cell office:value-type="string" calcext:value-type="string">
            <text:p>53b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M_FLASH</text:p>
          </table:table-cell>
          <table:table-cell table:formula="of:=[.F15]" office:value-type="string" office:string-value="53ba" calcext:value-type="string">
            <text:p>53ba</text:p>
          </table:table-cell>
          <table:table-cell table:formula="of:=DEC2HEX([.E16])" office:value-type="string" office:string-value="4D6" calcext:value-type="string">
            <text:p>4D6</text:p>
          </table:table-cell>
          <table:table-cell table:formula="of:=HEX2DEC([.B16])" office:value-type="float" office:value="21434" calcext:value-type="float">
            <text:p>21434</text:p>
          </table:table-cell>
          <table:table-cell table:formula="of:=HEX2DEC([.F16])-[.D16]" office:value-type="float" office:value="1238" calcext:value-type="float">
            <text:p>1238</text:p>
          </table:table-cell>
          <table:table-cell office:value-type="float" office:value="5890" calcext:value-type="float">
            <text:p>589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DE</text:p>
          </table:table-cell>
          <table:table-cell table:formula="of:=[.F16]" office:value-type="float" office:value="5890" calcext:value-type="float">
            <text:p>5890</text:p>
          </table:table-cell>
          <table:table-cell table:formula="of:=DEC2HEX([.E17])" office:value-type="string" office:string-value="347B" calcext:value-type="string">
            <text:p>347B</text:p>
          </table:table-cell>
          <table:table-cell table:formula="of:=HEX2DEC([.B17])" office:value-type="float" office:value="22672" calcext:value-type="float">
            <text:p>22672</text:p>
          </table:table-cell>
          <table:table-cell table:formula="of:=HEX2DEC([.F17])-[.D17]" office:value-type="float" office:value="13435" calcext:value-type="float">
            <text:p>13435</text:p>
          </table:table-cell>
          <table:table-cell office:value-type="string" calcext:value-type="string">
            <text:p>8d0b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17]" office:value-type="string" office:string-value="8d0b" calcext:value-type="string">
            <text:p>8d0b</text:p>
          </table:table-cell>
          <table:table-cell table:style-name="ce65" table:formula="of:=DEC2HEX([.E18])" office:value-type="string" office:string-value="CA" calcext:value-type="string">
            <text:p>CA</text:p>
          </table:table-cell>
          <table:table-cell table:style-name="ce34" table:formula="of:=HEX2DEC([.B18])" office:value-type="float" office:value="36107" calcext:value-type="float">
            <text:p>36107</text:p>
          </table:table-cell>
          <table:table-cell table:style-name="ce97" table:formula="of:=HEX2DEC([.F18])-[.D18]" office:value-type="float" office:value="202" calcext:value-type="float">
            <text:p>202</text:p>
          </table:table-cell>
          <table:table-cell table:style-name="ce65" office:value-type="string" calcext:value-type="string">
            <text:p>8dd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ATA</text:p>
          </table:table-cell>
          <table:table-cell table:formula="of:=[.F18]" office:value-type="string" office:string-value="8dd5" calcext:value-type="string">
            <text:p>8dd5</text:p>
          </table:table-cell>
          <table:table-cell table:formula="of:=DEC2HEX([.E19])" office:value-type="string" office:string-value="224D" calcext:value-type="string">
            <text:p>224D</text:p>
          </table:table-cell>
          <table:table-cell table:formula="of:=HEX2DEC([.B19])" office:value-type="float" office:value="36309" calcext:value-type="float">
            <text:p>36309</text:p>
          </table:table-cell>
          <table:table-cell table:formula="of:=HEX2DEC([.F19])-[.D19]" office:value-type="float" office:value="8781" calcext:value-type="float">
            <text:p>8781</text:p>
          </table:table-cell>
          <table:table-cell office:value-type="string" calcext:value-type="string">
            <text:p>b022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style-name="ce52" table:formula="of:=[.F19]" office:value-type="string" office:string-value="b022" calcext:value-type="string">
            <text:p>b022</text:p>
          </table:table-cell>
          <table:table-cell table:style-name="ce84" table:formula="of:=DEC2HEX([.E20])" office:value-type="string" office:string-value="FDD" calcext:value-type="string">
            <text:p>FDD</text:p>
          </table:table-cell>
          <table:table-cell table:style-name="ce92" table:formula="of:=HEX2DEC([.B20])" office:value-type="float" office:value="45090" calcext:value-type="float">
            <text:p>45090</text:p>
          </table:table-cell>
          <table:table-cell table:style-name="ce92" table:formula="of:=HEX2DEC([.F20])-[.D20]" office:value-type="float" office:value="4061" calcext:value-type="float">
            <text:p>4061</text:p>
          </table:table-cell>
          <table:table-cell table:style-name="ce52" office:value-type="string" calcext:value-type="string">
            <text:p>BFFF</text:p>
          </table:table-cell>
          <table:table-cell table:number-columns-repeated="1637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office:value-type="string" calcext:value-type="string">
            <text:p>C000</text:p>
          </table:table-cell>
          <table:table-cell table:style-name="ce84" table:formula="of:=DEC2HEX([.E21])" office:value-type="string" office:string-value="1000" calcext:value-type="string">
            <text:p>1000</text:p>
          </table:table-cell>
          <table:table-cell table:style-name="ce92" table:formula="of:=HEX2DEC([.B21])" office:value-type="float" office:value="49152" calcext:value-type="float">
            <text:p>49152</text:p>
          </table:table-cell>
          <table:table-cell table:style-name="ce92" table:formula="of:=HEX2DEC([.F21])-[.D21]" office:value-type="float" office:value="4096" calcext:value-type="float">
            <text:p>4096</text:p>
          </table:table-cell>
          <table:table-cell table:style-name="ce52" table:formula="of:=[.B22]" office:value-type="string" office:string-value="D000" calcext:value-type="string">
            <text:p>D000</text:p>
          </table:table-cell>
          <table:table-cell table:number-columns-repeated="16378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2])" office:value-type="float" office:value="53248" calcext:value-type="float">
            <text:p>53248</text:p>
          </table:table-cell>
          <table:table-cell table:style-name="ce85" table:formula="of:=HEX2DEC([.F22])-[.D22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2]" office:value-type="string" office:string-value="D800" calcext:value-type="string">
            <text:p>D800</text:p>
          </table:table-cell>
          <table:table-cell table:style-name="ce84" table:formula="of:=DEC2HEX([.E23])" office:value-type="string" office:string-value="1600" calcext:value-type="string">
            <text:p>1600</text:p>
          </table:table-cell>
          <table:table-cell table:style-name="ce92" table:formula="of:=HEX2DEC([.B23])" office:value-type="float" office:value="55296" calcext:value-type="float">
            <text:p>55296</text:p>
          </table:table-cell>
          <table:table-cell table:style-name="ce92" table:formula="of:=HEX2DEC([.F23])-[.D23]" office:value-type="float" office:value="5632" calcext:value-type="float">
            <text:p>5632</text:p>
          </table:table-cell>
          <table:table-cell table:style-name="ce52" table:formula="of:=[.B24]" office:value-type="string" office:string-value="EE00" calcext:value-type="string">
            <text:p>EE00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4])" office:value-type="string" office:string-value="1FF" calcext:value-type="string">
            <text:p>1FF</text:p>
          </table:table-cell>
          <table:table-cell table:style-name="ce93" table:formula="of:=HEX2DEC([.B24])" office:value-type="float" office:value="60928" calcext:value-type="float">
            <text:p>60928</text:p>
          </table:table-cell>
          <table:table-cell table:style-name="ce85" table:formula="of:=HEX2DEC([.F24])-[.D24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7-25T11:18:55.299226958</meta:creation-date>
    <dc:date>2023-04-14T18:22:19.256000000</dc:date>
    <meta:editing-duration>P17DT15H45M6S</meta:editing-duration>
    <meta:editing-cycles>145</meta:editing-cycles>
    <meta:generator>LibreOffice/7.4.0.3$Windows_X86_64 LibreOffice_project/f85e47c08ddd19c015c0114a68350214f7066f5a</meta:generator>
    <meta:document-statistic meta:table-count="1" meta:cell-count="146" meta:object-count="0"/>
  </office:meta>
</office:document-meta>
</file>